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2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  <style:style style:name="P10" style:parent-style-name="ListParagraph" style:list-style-name="LFO2" style:family="paragraph"/>
    <style:style style:name="P11" style:parent-style-name="ListParagraph" style:list-style-name="LFO2" style:family="paragraph"/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family="paragraph">
      <style:paragraph-properties fo:margin-left="1in">
        <style:tab-stops/>
      </style:paragraph-properties>
    </style:style>
    <style:style style:name="P15" style:parent-style-name="ListParagraph" style:family="paragraph">
      <style:paragraph-properties fo:margin-left="1in">
        <style:tab-stops/>
      </style:paragraph-properties>
    </style:style>
  </office:automatic-styles>
  <office:body>
    <office:text text:use-soft-page-breaks="true">
      <text:p text:style-name="P1">Test<text:s/>3<text:s/>consists of two parts, a closed book section and then an open book section.<text:s/><text:s/>The test covers topics from chapters on Exception Handling, Binary I/O, Multithreading, Menus and Toolbars.</text:p>
      <text:p text:style-name="Normal">The topics for the closed book portion can include</text:p>
      <text:list text:style-name="LFO1" text:continue-numbering="true">
        <text:list-item>
          <text:p text:style-name="P2">What are<text:s/>advantages of using binary I/O in place of text I/O</text:p>
        </text:list-item>
        <text:list-item>
          <text:p text:style-name="P3">Why are there two ways to use threads (extends Thread and implements Runnable)</text:p>
        </text:list-item>
        <text:list-item>
          <text:p text:style-name="P4">Should exception handling be used for <text:s/>all programming situations</text:p>
        </text:list-item>
        <text:list-item>
          <text:p text:style-name="P5">Can objects be written to and read from files</text:p>
        </text:list-item>
      </text:list>
      <text:p text:style-name="Normal"/>
      <text:p text:style-name="Normal">The topics of for the open book portion can include</text:p>
      <text:list text:style-name="LFO2" text:continue-numbering="true">
        <text:list-item>
          <text:p text:style-name="P6">Writing Java statements to create binary files</text:p>
        </text:list-item>
        <text:list-item>
          <text:p text:style-name="P7">Writing Java statements to output data to a binary file</text:p>
        </text:list-item>
        <text:list-item>
          <text:p text:style-name="P8">Examine snippet of code and determine which statements are executed when exceptions are raised</text:p>
        </text:list-item>
        <text:list-item>
          <text:p text:style-name="P9">Use some features of<text:s/>JMenu and JPopupMenu</text:p>
        </text:list-item>
        <text:list-item>
          <text:p text:style-name="P10">Be able to use the Runnable interface or extends Thread</text:p>
        </text:list-item>
        <text:list-item>
          <text:p text:style-name="P11">How to share a common resource when using Threads</text:p>
        </text:list-item>
        <text:list-item>
          <text:p text:style-name="P12">Be able to use various Layout managers</text:p>
        </text:list-item>
        <text:list-item>
          <text:p text:style-name="P13">Be able to create a JMenu with various options</text:p>
        </text:list-item>
      </text:list>
      <text:p text:style-name="P14"/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Comp 271 Test<text:s/>3<text:s/>topics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CAM</meta:initial-creator>
    <dc:creator>bccuser</dc:creator>
    <meta:creation-date>2011-05-04T00:07:00Z</meta:creation-date>
    <dc:date>2011-05-04T00:07:00Z</dc:date>
    <meta:template xlink:href="Normal.dotm" xlink:type="simple"/>
    <meta:editing-cycles>2</meta:editing-cycles>
    <meta:editing-duration>PT60S</meta:editing-duration>
    <meta:document-statistic meta:page-count="1" meta:paragraph-count="1" meta:word-count="146" meta:character-count="981" meta:row-count="6" meta:non-whitespace-character-count="836"/>
  </office:meta>
</office:document-meta>
</file>